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mbolHash.clea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ymbolHash.SymbolHa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mbolHash.put( Object key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ymbolHash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ntry.Entry( Object key , Object value , Entry n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ry.makeClon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ymbolHash.makeClon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ymbolHash.search( Object key , int buck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ymbolHash.SymbolHash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ymbolHash.ge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ry.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ymbolHash.getValues( Object [ ] elements , int fro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